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01941" officeooo:paragraph-rsid="00101941"/>
    </style:style>
    <style:style style:name="P2" style:family="paragraph" style:parent-style-name="Standard">
      <style:paragraph-properties fo:text-align="start" style:justify-single-word="false"/>
      <style:text-properties fo:font-size="11pt" officeooo:rsid="00158f7f" officeooo:paragraph-rsid="00158f7f" style:font-size-asian="11pt" style:font-size-complex="11pt"/>
    </style:style>
    <style:style style:name="P3" style:family="paragraph" style:parent-style-name="Standard">
      <style:paragraph-properties fo:text-align="start" style:justify-single-word="false"/>
      <style:text-properties fo:font-size="11pt" fo:font-weight="normal" officeooo:rsid="0017884e" officeooo:paragraph-rsid="0017884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adc8b" officeooo:paragraph-rsid="001adc8b"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2pt" officeooo:rsid="00121dc5" officeooo:paragraph-rsid="00158f7f" style:font-size-asian="12pt" style:font-size-complex="12pt"/>
    </style:style>
    <style:style style:name="P6" style:family="paragraph" style:parent-style-name="Standard">
      <style:paragraph-properties fo:text-align="start" style:justify-single-word="false"/>
      <style:text-properties fo:font-size="12pt" fo:font-weight="bold" officeooo:rsid="00101941" officeooo:paragraph-rsid="00101941"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7884e" officeooo:paragraph-rsid="0017884e"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58f7f" officeooo:paragraph-rsid="00158f7f"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89f85" officeooo:paragraph-rsid="00189f85"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0pt" officeooo:rsid="00101941" officeooo:paragraph-rsid="00101941" style:font-size-asian="10pt" style:font-size-complex="10pt"/>
    </style:style>
    <style:style style:name="P11" style:family="paragraph" style:parent-style-name="Standard">
      <style:paragraph-properties fo:text-align="start" style:justify-single-word="false"/>
      <style:text-properties fo:font-size="10pt" officeooo:rsid="00121dc5" officeooo:paragraph-rsid="00158f7f" style:font-size-asian="10pt" style:font-size-complex="10pt"/>
    </style:style>
    <style:style style:name="P12" style:family="paragraph" style:parent-style-name="Standard">
      <style:paragraph-properties fo:text-align="start" style:justify-single-word="false"/>
      <style:text-properties fo:font-size="10pt" officeooo:rsid="00121dc5" officeooo:paragraph-rsid="00101941" style:font-size-asian="10pt" style:font-size-complex="10pt"/>
    </style:style>
    <style:style style:name="P13" style:family="paragraph" style:parent-style-name="Standard">
      <style:paragraph-properties fo:text-align="start" style:justify-single-word="false"/>
      <style:text-properties fo:font-size="10pt" officeooo:rsid="0014e077" officeooo:paragraph-rsid="00158f7f" style:font-size-asian="10pt" style:font-size-complex="10pt"/>
    </style:style>
    <style:style style:name="P14" style:family="paragraph" style:parent-style-name="Standard">
      <style:paragraph-properties fo:text-align="start" style:justify-single-word="false"/>
      <style:text-properties fo:font-size="10pt" officeooo:rsid="00115d4c" officeooo:paragraph-rsid="00115d4c" style:font-size-asian="10pt" style:font-size-complex="10pt"/>
    </style:style>
    <style:style style:name="P15" style:family="paragraph" style:parent-style-name="Standard">
      <style:paragraph-properties fo:text-align="start" style:justify-single-word="false"/>
      <style:text-properties fo:font-size="10pt" officeooo:rsid="00158f7f" officeooo:paragraph-rsid="00158f7f" style:font-size-asian="10pt" style:font-size-complex="10pt"/>
    </style:style>
    <style:style style:name="P16" style:family="paragraph" style:parent-style-name="Standard">
      <style:paragraph-properties fo:text-align="start" style:justify-single-word="false"/>
      <style:text-properties fo:font-size="10pt" style:text-underline-style="solid" style:text-underline-width="auto" style:text-underline-color="font-color" officeooo:rsid="00101941" officeooo:paragraph-rsid="00101941" style:font-size-asian="10pt" style:font-size-complex="10pt"/>
    </style:style>
    <style:style style:name="P17" style:family="paragraph" style:parent-style-name="Standard">
      <style:paragraph-properties fo:text-align="start" style:justify-single-word="false"/>
      <style:text-properties fo:font-size="10pt" style:text-underline-style="solid" style:text-underline-width="auto" style:text-underline-color="font-color" officeooo:rsid="0017884e" officeooo:paragraph-rsid="0017884e" style:font-size-asian="10pt" style:font-size-complex="10pt"/>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9c3f9" officeooo:paragraph-rsid="0019c3f9"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adc8b" officeooo:paragraph-rsid="001adc8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style="italic" officeooo:rsid="00121dc5" officeooo:paragraph-rsid="00121dc5"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font-weight="normal" officeooo:rsid="0017884e" officeooo:paragraph-rsid="0017884e"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89f85" officeooo:paragraph-rsid="00189f85"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9901b" officeooo:paragraph-rsid="0019901b"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9c3f9" officeooo:paragraph-rsid="0019901b"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19c3f9" officeooo:paragraph-rsid="0019c3f9"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rsid="001adc8b" officeooo:paragraph-rsid="001adc8b"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fo:font-weight="bold" officeooo:rsid="001bf730" officeooo:paragraph-rsid="001bf730" style:font-size-asian="10pt" style:font-weight-asian="bold" style:font-size-complex="10pt" style:font-weight-complex="bold"/>
    </style:style>
    <style:style style:name="P30" style:family="paragraph" style:parent-style-name="Standard">
      <style:paragraph-properties fo:text-align="start" style:justify-single-word="false"/>
      <style:text-properties fo:font-size="8pt" fo:font-weight="normal" officeooo:rsid="001bf730" officeooo:paragraph-rsid="001bf730" style:font-size-asian="8pt" style:font-weight-asian="normal" style:font-size-complex="8pt" style:font-weight-complex="normal"/>
    </style:style>
    <style:style style:name="P31" style:family="paragraph" style:parent-style-name="Standard">
      <style:paragraph-properties fo:text-align="start" style:justify-single-word="false"/>
      <style:text-properties fo:font-size="12pt" fo:font-weight="bold" officeooo:rsid="00101941" officeooo:paragraph-rsid="00101941"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0pt" fo:font-style="italic" officeooo:rsid="00115d4c" officeooo:paragraph-rsid="00115d4c" style:font-size-asian="10pt" style:font-style-asian="italic" style:font-size-complex="10pt" style:font-style-complex="italic"/>
    </style:style>
    <style:style style:name="T1" style:family="text">
      <style:text-properties officeooo:rsid="00115d4c"/>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21dc5" style:font-size-asian="9pt" style:font-style-asian="italic" style:font-size-complex="9pt" style:font-style-complex="italic"/>
    </style:style>
    <style:style style:name="T4" style:family="text">
      <style:text-properties officeooo:rsid="0013998d"/>
    </style:style>
    <style:style style:name="T5" style:family="text">
      <style:text-properties officeooo:rsid="00147d45"/>
    </style:style>
    <style:style style:name="T6" style:family="text">
      <style:text-properties officeooo:rsid="0014e077"/>
    </style:style>
    <style:style style:name="T7" style:family="text">
      <style:text-properties officeooo:rsid="00158f7f"/>
    </style:style>
    <style:style style:name="T8" style:family="text">
      <style:text-properties officeooo:rsid="0019901b"/>
    </style:style>
    <style:style style:name="T9" style:family="text">
      <style:text-properties officeooo:rsid="0019c3f9"/>
    </style:style>
    <style:style style:name="T10" style:family="text">
      <style:text-properties officeooo:rsid="001adc8b"/>
    </style:style>
    <style:style style:name="T11" style:family="text">
      <style:text-properties fo:font-weight="bold" style:font-weight-asian="bold" style:font-weight-complex="bold"/>
    </style:style>
    <style:style style:name="T12" style:family="text">
      <style:text-properties fo:font-weight="bold" officeooo:rsid="00158f7f" style:font-weight-asian="bold" style:font-weight-complex="bold"/>
    </style:style>
    <style:style style:name="T13" style:family="text">
      <style:text-properties officeooo:rsid="001d547f"/>
    </style:style>
    <style:style style:name="T14" style:family="text">
      <style:text-properties officeooo:rsid="001ec8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 Ninny: A Web Proxy Based Service</text:p>
      <text:p text:style-name="P1">Assignment 2- TDTS04</text:p>
      <text:p text:style-name="P1">By Alexander Ernfridsson and Anton Berglund</text:p>
      <text:p text:style-name="P1"/>
      <text:p text:style-name="P1"/>
      <text:p text:style-name="P5"><text:span text:style-name="T11">Implementation and how it </text:span><text:span text:style-name="T12">works</text:span></text:p>
      <text:p text:style-name="P11">It's simple to follow the code to see how the implementation is done. Just start at main.cc and follow to sequence of instructions. To make it more structured and simpler to read, a proxy class has been implemented to carry all the heavy work. <text:s/><text:span text:style-name="T7">The program listens on a given IP address and port, and clients need to be configured to use the proxy server.</text:span></text:p>
      <text:p text:style-name="P11"/>
      <text:p text:style-name="P11">First the listening <text:span text:style-name="T4">socket</text:span> is set<text:span text:style-name="T4">up with the specified port number. Then the server start listen at that port</text:span>. Fork() function is used to handle pipelining so that we can handle multiple requests at the same time. After the listener <text:span text:style-name="T4">socket </text:span>is setup the parent process is just waiting <text:span text:style-name="T6">to </text:span>accept <text:span text:style-name="T6">any incoming</text:span> connection. When any connection comes, a socket is created for that connection and <text:span text:style-name="T5">then</text:span> <text:span text:style-name="T4">parent process runs </text:span>fork() <text:span text:style-name="T4">to create a child to take over the request handling. Parent process goes back to wait for new incoming connection. Child process runs a function named HandleRequest() that receives the clients request message. The request message is then searched through to make sure it don't contain any blocked words. If it contains a blocked word a redirection response to “URL error page” is sent to client. If the request is fine, headers are formatted and the host name is picked out. Host name is erased from the HTTP type line and the connection is set to close. After that, an connection establishment is done to the requested server, then request message is sent to server. The response from server is handled in two ways. If content type is text, all data is saved in a buffer because we want to search if it contains any inappropriate word. If it does, a redirection to “content error page” is sent to client as before. If the content is fine, all data is sent to client and the job is done. If the response message is a picture or other non-text message, the content is not buffered. All segments is then directly forwarded to clients socket. Child is then exited.</text:span></text:p>
      <text:p text:style-name="P11"/>
      <text:p text:style-name="P13">This proxy server does not support SSH connections. And can only handle GET requests (assignment requires no more). Connection is set to close to skip having a timer that closes keep-alive connections.</text:p>
      <text:p text:style-name="P6"/>
      <text:p text:style-name="P6">How to compile and run</text:p>
      <text:p text:style-name="P10">There is a Makefile in the folder that are used to compile. Use following commands:</text:p>
      <text:p text:style-name="P10"/>
      <text:p text:style-name="P16">Compile code:</text:p>
      <text:p text:style-name="P10">$ make</text:p>
      <text:p text:style-name="P10"/>
      <text:p text:style-name="P16">Run proxy server:</text:p>
      <text:p text:style-name="P10">$ ./proxy &lt;port no&gt; <text:span text:style-name="T1">&lt;blocked word&gt; &lt;blocked word&gt;</text:span></text:p>
      <text:p text:style-name="P14">Alternatives:</text:p>
      <text:p text:style-name="P14">$ ./proxy &lt;port no&gt;<text:tab/><text:tab/><text:span text:style-name="T3">## No blocked words</text:span></text:p>
      <text:p text:style-name="P14">$ ./proxy <text:tab/><text:tab/><text:tab/><text:span text:style-name="T2">## Will automatically set port number to 9000 with no blocked words</text:span></text:p>
      <text:p text:style-name="P32"/>
      <text:p text:style-name="P10">Example: </text:p>
      <text:p text:style-name="P10">$ ./proxy 4475 <text:span text:style-name="T1">spongebob donaldduck britneyspears</text:span></text:p>
      <text:p text:style-name="P10"/>
      <text:p text:style-name="P22">Note that no uppercase words will work and spaces will make it into two words.</text:p>
      <text:p text:style-name="P12"/>
      <text:p text:style-name="P8">How to configure Web Browser</text:p>
      <text:p text:style-name="P2"/>
      <text:p text:style-name="P17">Firefox:</text:p>
      <text:p text:style-name="P15">Select Menu-&gt;Settings.</text:p>
      <text:p text:style-name="P15">Click on “Advanced” icon in Settings.</text:p>
      <text:p text:style-name="P15">Click on “Network” and then under “Connections” click on “Settings”.</text:p>
      <text:p text:style-name="P15">Select “Manual proxy configurations”</text:p>
      <text:p text:style-name="P15">At field “HTTP-proxy” enter the hostname and port where the proxy server is running. (eg hostname: 127.0.0.1 port: 9000)</text:p>
      <text:p text:style-name="P15">Make sure SSL, FTP and SOCKS protocol fields are empty and also the white box under.</text:p>
      <text:p text:style-name="P2"/>
      <text:p text:style-name="P7">How to configure Firefox to use HTTP/1.0</text:p>
      <text:p text:style-name="P23">Proxy server can handle HTTP/1.1 so there is no need to do this. If you want to anyway, follow these steps:</text:p>
      <text:p text:style-name="P23">Type “about:config” in the title bar.</text:p>
      <text:p text:style-name="P23">Search for “network.http.proxy”.</text:p>
      <text:p text:style-name="P23">You should now see two keys, “...pipelining” and “...version”.</text:p>
      <text:p text:style-name="P23">Set pipelining to false. Set version to 1.0.</text:p>
      <text:p text:style-name="P3"><text:soft-page-break/></text:p>
      <text:p text:style-name="P9">Testing</text:p>
      <text:p text:style-name="P24">Testing was done the entire building time <text:span text:style-name="T10">and mostly done at home because Wireshark at university had no privileges to interact with Ethernet.</text:span> <text:span text:style-name="T13">M</text:span>ost <text:span text:style-name="T13">of the testing was done by printing out the results in the terminal.</text:span> <text:span text:style-name="T9">F</text:span>or example, printing the received request before and after header configuration to make sure <text:span text:style-name="T13">that </text:span>the whole HTTP message looked good and all settings was as <text:span text:style-name="T13">expected</text:span>. Things like number of bytes received was also printed out to make sure we stopped receiving when we wanted to and to make sure the buffer size was big/small enough. Blocked words were also tested with printouts to see if there were found. </text:p>
      <text:p text:style-name="P24"/>
      <text:p text:style-name="P24">After everything looked good we started testing sites <text:span text:style-name="T8">with</text:span> Wireshark to <text:span text:style-name="T8">see </text:span>that nothing we<text:span text:style-name="T13">re</text:span> missed and all headers and segments looked as <text:span text:style-name="T13">expected</text:span>. <text:span text:style-name="T13">T</text:span>o see how it should look like, we read in the course book and compared with <text:span text:style-name="T8">packets with the proxy off. </text:span></text:p>
      <text:p text:style-name="P24"/>
      <text:p text:style-name="P25">One of the major problem was actually char arrays. We wasn't used with char arrays and all the network libraries functions used char arrays. We agreed on that we should therefor convert all char arrays to strings when manipulating the headers and buffer the data. But in the conversion we used conversion functions that erased the '\0' ending. We sorted that out after some time anyway.</text:p>
      <text:p text:style-name="P25"/>
      <text:p text:style-name="P25">Another thing was to know if the problems was caused of the “\r\n” endings was proper applied. We could not use Wireshark because the packet was never delivered somehow and didn't show up there. And they aren't visible in terminal either. We sorted out that too after a while, we don't remember how.</text:p>
      <text:p text:style-name="P26"/>
      <text:p text:style-name="P27">In overall the hardest part was to configure the headers GET, connection and host in a good looking way. It was of course not easy to understand all the new (to us) network libraries with functions and structs but that quiet easy learned with some research on the Internet.</text:p>
      <text:p text:style-name="P27"/>
      <text:p text:style-name="P28">The program seems to work correctly as required. Tested and many websites and everything looks good in Wireshark. HTTP headers, TCP segments looks good.</text:p>
      <text:p text:style-name="P27"/>
      <text:p text:style-name="P18">The program can do:</text:p>
      <text:p text:style-name="P27">Supports HTTP/1.1 and HTTP/1.0</text:p>
      <text:p text:style-name="P27">Handle GET interactions between client and server with filtering</text:p>
      <text:p text:style-name="P27">Detects inappropriate URL and content <text:span text:style-name="T10">in a smart way, no unnecessary searching.</text:span></text:p>
      <text:p text:style-name="P27">Has no size limits</text:p>
      <text:p text:style-name="P27">Is compatible with all common Web Browsers</text:p>
      <text:p text:style-name="P19">The program can't do:</text:p>
      <text:p text:style-name="P28">Other request<text:span text:style-name="T14">s</text:span> than GET</text:p>
      <text:p text:style-name="P28">SSH connections</text:p>
      <text:p text:style-name="P28">Keep-Alive connections </text:p>
      <text:p text:style-name="P28"/>
      <text:p text:style-name="P29">HTTP request and response test:</text:p>
      <text:p text:style-name="P20">Request:</text:p>
      <text:p text:style-name="P30">GET / HTTP/1.1\r\n </text:p>
      <text:p text:style-name="P30"><text:s text:c="4"/>Host: www.ida.liu.se\r\n </text:p>
      <text:p text:style-name="P30"><text:s text:c="4"/>User-Agent: Mozilla/5.0 (X11; Ubuntu; Linux x86_64; rv:35.0) Gecko/20100101 Firefox/35.0\r\n </text:p>
      <text:p text:style-name="P30"><text:s text:c="4"/>Accept: text/html,application/xhtml+xml,application/xml;q=0.9,*/*;q=0.8\r\n </text:p>
      <text:p text:style-name="P30"><text:s text:c="4"/>Accept-Language: sv-SE,sv;q=0.8,en-US;q=0.5,en;q=0.3\r\n </text:p>
      <text:p text:style-name="P30"><text:s text:c="4"/>Accept-Encoding: gzip, deflate\r\n </text:p>
      <text:p text:style-name="P30"><text:s text:c="4"/>DNT: 1\r\n </text:p>
      <text:p text:style-name="P30"><text:s text:c="4"/>[truncated] Cookie: __utma=9675306.1632149473.1424335774.1424352169.1424378591.3; __utmc=9675306; __utmz=9675306.1424378591.3.3.utmcsr=google|utmccn=(organic)|utmcmd=organic|utmctr=(not%20provided); _ga=GA1.2.1632149473.1424335774; __utmb= </text:p>
      <text:p text:style-name="P30"><text:s text:c="4"/>Connection: close\r\n </text:p>
      <text:p text:style-name="P30"><text:s text:c="4"/>\r\n</text:p>
      <text:p text:style-name="P21">Response:</text:p>
      <text:p text:style-name="P30"><text:s text:c="4"/>HTTP/1.1 200 OK\r\n </text:p>
      <text:p text:style-name="P30"><text:s text:c="4"/>Date: Thu, 19 Feb 2015 20:55:27 GMT\r\n </text:p>
      <text:p text:style-name="P30"><text:s text:c="4"/>Server: Apache/2.2.24 (Unix) DAV/2 SVN/1.6.17 PHP/5.3.23 mod_fastcgi/2.4.6 mod_auth_kerb/5.4+ida mod_jk/1.2.31 mod_ssl/2.2.24 OpenSSL/0.9.7d\r\n </text:p>
      <text:p text:style-name="P30"><text:s text:c="4"/>Content-Location: index.sv.shtml\r\n </text:p>
      <text:p text:style-name="P30"><text:s text:c="4"/>Vary: negotiate,accept,accept-language\r\n </text:p>
      <text:p text:style-name="P30"><text:s text:c="4"/>TCN: choice\r\n </text:p>
      <text:p text:style-name="P30"><text:s text:c="4"/>Accept-Ranges: bytes\r\n </text:p>
      <text:p text:style-name="P30"><text:s text:c="4"/>Connection: close\r\n </text:p>
      <text:p text:style-name="P30"><text:s text:c="4"/>Transfer-Encoding: chunked\r\n </text:p>
      <text:p text:style-name="P30"><text:s text:c="4"/>Content-Type: text/html\r\n </text:p>
      <text:p text:style-name="P30"><text:s text:c="4"/>Content-Language: sv\r\n </text:p>
      <text:p text:style-name="P30"><text:s text:c="4"/>\r\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4:52:03.667599735</meta:creation-date>
    <dc:date>2015-02-25T14:56:11.868172593</dc:date>
    <meta:editing-duration>PT3H25M6S</meta:editing-duration>
    <meta:editing-cycles>6</meta:editing-cycles>
    <meta:generator>LibreOffice/4.2.7.2$Linux_X86_64 LibreOffice_project/420m0$Build-2</meta:generator>
    <meta:document-statistic meta:table-count="0" meta:image-count="0" meta:object-count="0" meta:page-count="3" meta:paragraph-count="75" meta:word-count="1068" meta:character-count="6933" meta:non-whitespace-character-count="5827"/>
  </office:meta>
</office:document-meta>
</file>